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rcularFifoBuffer.CircularFifoBuff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ularFifoBuffer.CircularFifoBuffer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ularFifoBuffer.add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ircularFifoBuffer.CircularFifo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